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4fffd" officeooo:paragraph-rsid="0004fffd"/>
    </style:style>
    <style:style style:name="P2" style:family="paragraph" style:parent-style-name="Standard">
      <style:text-properties officeooo:rsid="000536e0" officeooo:paragraph-rsid="0004fffd"/>
    </style:style>
    <style:style style:name="T1" style:family="text">
      <style:text-properties fo:font-variant="normal" fo:text-transform="none" fo:color="#222222" loext:opacity="100%" style:font-name="Helvetica Neue"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Gelecek Hedefi</text:span><text:line-break/><text:line-break/><text:span text:style-name="T1">Öncelikle her zaman ileri diye düşünürüm ne kadar geriye çekilirsek çekilelim ayağa kalkıp ileriye yürümeliyiz Türkiye de bana böyle gözüküyor. Türkiye olarak sürekli bi ordan bir burdan darbe yememize rağmen sürekli ayağa kalkıp yürüyoruz. Örtüşme konusunda da gerek oyun yazlımı olsun gerek yapay zeka olsun sürekli ilerliyoruz bende bu alanlarda ilerlemek istediğim için bu konuda örtüşüyoruz. Örtüştüğümüz başka bir konu ise ülkeye değer katma, ülke için çalışma konusudu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9:58:30.063167549</meta:creation-date>
    <dc:date>2023-11-21T10:06:51.612203251</dc:date>
    <meta:editing-duration>PT6M43S</meta:editing-duration>
    <meta:editing-cycles>2</meta:editing-cycles>
    <meta:generator>LibreOffice/7.4.7.2$Linux_X86_64 LibreOffice_project/40$Build-2</meta:generator>
    <meta:document-statistic meta:table-count="0" meta:image-count="0" meta:object-count="0" meta:page-count="1" meta:paragraph-count="1" meta:word-count="70" meta:character-count="493" meta:non-whitespace-character-count="423"/>
  </office:meta>
</office:document-meta>
</file>